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6.89680555555555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4.1275cm" style:use-optimal-column-width="true"/>
    </style:style>
    <style:style style:name="co4" style:family="table-column">
      <style:table-column-properties fo:break-before="auto" style:column-width="3.65125cm" style:use-optimal-column-width="true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Valor Unitario [$ COP]</text:p>
          </table:table-cell>
          <table:table-cell office:value-type="string" table:style-name="ce2">
            <text:p>Valor Total [$ COP]</text:p>
          </table:table-cell>
          <table:table-cell office:value-type="string" table:style-name="ce2">
            <text:p>Fuente</text:p>
          </table:table-cell>
          <table:table-cell table:style-name="ce2"/>
          <table:table-cell office:value-type="string" table:style-name="ce2">
            <text:p>Moneda</text:p>
          </table:table-cell>
          <table:table-cell office:value-type="string" table:style-name="ce2">
            <text:p>COP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Motor paso a paso NEMA 17 3.2 kg/cm</text:p>
          </table:table-cell>
          <table:table-cell office:value-type="float" office:value="5" table:style-name="ce1">
            <text:p>5</text:p>
          </table:table-cell>
          <table:table-cell office:value-type="currency" office:value="67033.530999999988" table:formula="of:=17.9*[.H3]" table:style-name="ce3">
            <text:p>$67,033.53</text:p>
          </table:table-cell>
          <table:table-cell office:value-type="currency" office:value="335167.65499999991" table:formula="of:=[.C2]*[.B2]" table:style-name="ce3">
            <text:p>$335,167.66</text:p>
          </table:table-cell>
          <table:table-cell office:value-type="string" table:style-name="ce1">
            <text:p>BricoGeek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currency" office:value="3379.1" table:style-name="ce3">
            <text:p>$3,379.1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ivers TMC2130</text:p>
          </table:table-cell>
          <table:table-cell office:value-type="float" office:value="5" table:style-name="ce1">
            <text:p>5</text:p>
          </table:table-cell>
          <table:table-cell office:value-type="currency" office:value="28859" table:style-name="ce3">
            <text:p>$28,859.00</text:p>
          </table:table-cell>
          <table:table-cell office:value-type="currency" office:value="144295" table:formula="of:=[.C3]*[.B3]" table:style-name="ce3">
            <text:p>$144,295.00</text:p>
          </table:table-cell>
          <table:table-cell office:value-type="string" table:style-name="ce1">
            <text:p>Mercado Libre</text:p>
          </table:table-cell>
          <table:table-cell table:style-name="ce1"/>
          <table:table-cell office:value-type="string" table:style-name="ce1">
            <text:p>Euro</text:p>
          </table:table-cell>
          <table:table-cell office:value-type="currency" office:value="3744.89" table:style-name="ce3">
            <text:p>$3,744.8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T2 timing belt and pulleys</text:p>
          </table:table-cell>
          <table:table-cell office:value-type="float" office:value="1" table:style-name="ce1">
            <text:p>1</text:p>
          </table:table-cell>
          <table:table-cell office:value-type="currency" office:value="83900" table:style-name="ce3">
            <text:p>$83,900.00</text:p>
          </table:table-cell>
          <table:table-cell office:value-type="currency" office:value="83900" table:formula="of:=[.C4]*[.B4]" table:style-name="ce3">
            <text:p>$83,9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aspberry pi B+ 4 – 4GB</text:p>
          </table:table-cell>
          <table:table-cell office:value-type="float" office:value="1" table:style-name="ce1">
            <text:p>1</text:p>
          </table:table-cell>
          <table:table-cell office:value-type="currency" office:value="400000" table:style-name="ce3">
            <text:p>$400,000.00</text:p>
          </table:table-cell>
          <table:table-cell office:value-type="currency" office:value="400000" table:formula="of:=[.C5]*[.B5]" table:style-name="ce3">
            <text:p>$400,0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Arduino Mega</text:p>
          </table:table-cell>
          <table:table-cell office:value-type="float" office:value="2" table:style-name="ce1">
            <text:p>2</text:p>
          </table:table-cell>
          <table:table-cell office:value-type="currency" office:value="37000" table:style-name="ce3">
            <text:p>$37,000.00</text:p>
          </table:table-cell>
          <table:table-cell office:value-type="currency" office:value="74000" table:formula="of:=[.C6]*[.B6]" table:style-name="ce3">
            <text:p>$74,000.00</text:p>
          </table:table-cell>
          <table:table-cell office:value-type="string" table:style-name="ce1">
            <text:p>Vistronica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otin profesional</text:p>
          </table:table-cell>
          <table:table-cell office:value-type="float" office:value="1" table:style-name="ce1">
            <text:p>1</text:p>
          </table:table-cell>
          <table:table-cell office:value-type="currency" office:value="70000" table:style-name="ce3">
            <text:p>$70,000.00</text:p>
          </table:table-cell>
          <table:table-cell office:value-type="currency" office:value="70000" table:formula="of:=[.C7]*[.B7]" table:style-name="ce3">
            <text:p>$70,0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Jumpers</text:p>
          </table:table-cell>
          <table:table-cell office:value-type="float" office:value="40" table:style-name="ce1">
            <text:p>40</text:p>
          </table:table-cell>
          <table:table-cell office:value-type="currency" office:value="167.5" table:formula="of:=6700/40" table:style-name="ce3">
            <text:p>$167.50</text:p>
          </table:table-cell>
          <table:table-cell office:value-type="currency" office:value="6700" table:formula="of:=[.C8]*[.B8]" table:style-name="ce3">
            <text:p>$6,7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ercera mano de brazos ajustable</text:p>
          </table:table-cell>
          <table:table-cell office:value-type="float" office:value="1" table:style-name="ce1">
            <text:p>1</text:p>
          </table:table-cell>
          <table:table-cell office:value-type="currency" office:value="25800" table:style-name="ce3">
            <text:p>$25,800.00</text:p>
          </table:table-cell>
          <table:table-cell office:value-type="currency" office:value="25800" table:formula="of:=[.C9]*[.B9]" table:style-name="ce3">
            <text:p>$25,8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Luces LED</text:p>
          </table:table-cell>
          <table:table-cell office:value-type="float" office:value="25" table:style-name="ce1">
            <text:p>25</text:p>
          </table:table-cell>
          <table:table-cell office:value-type="currency" office:value="200" table:style-name="ce3">
            <text:p>$200.00</text:p>
          </table:table-cell>
          <table:table-cell office:value-type="currency" office:value="5000" table:formula="of:=[.C10]*[.B10]" table:style-name="ce3">
            <text:p>$5,0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sistencias 200 ohm</text:p>
          </table:table-cell>
          <table:table-cell office:value-type="float" office:value="20" table:style-name="ce1">
            <text:p>20</text:p>
          </table:table-cell>
          <table:table-cell office:value-type="currency" office:value="300" table:style-name="ce3">
            <text:p>$300.00</text:p>
          </table:table-cell>
          <table:table-cell office:value-type="currency" office:value="6000" table:formula="of:=[.C11]*[.B11]" table:style-name="ce3">
            <text:p>$6,000.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sistencias 10 kohm</text:p>
          </table:table-cell>
          <table:table-cell office:value-type="float" office:value="10" table:style-name="ce1">
            <text:p>10</text:p>
          </table:table-cell>
          <table:table-cell office:value-type="currency" office:value="800" table:style-name="ce3">
            <text:p>$800.00</text:p>
          </table:table-cell>
          <table:table-cell office:value-type="currency" office:value="8000" table:formula="of:=[.C12]*[.B12]" table:style-name="ce3">
            <text:p>$8,0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sistencias 20 kohm</text:p>
          </table:table-cell>
          <table:table-cell office:value-type="float" office:value="10" table:style-name="ce1">
            <text:p>10</text:p>
          </table:table-cell>
          <table:table-cell office:value-type="currency" office:value="1500" table:style-name="ce3">
            <text:p>$1,500.00</text:p>
          </table:table-cell>
          <table:table-cell office:value-type="currency" office:value="15000" table:formula="of:=[.C13]*[.B13]" table:style-name="ce3">
            <text:p>$15,0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ultímetro digital Uni-t Ut33c+</text:p>
          </table:table-cell>
          <table:table-cell office:value-type="float" office:value="1" table:style-name="ce1">
            <text:p>1</text:p>
          </table:table-cell>
          <table:table-cell office:value-type="currency" office:value="48000" table:style-name="ce3">
            <text:p>$48,000.00</text:p>
          </table:table-cell>
          <table:table-cell office:value-type="currency" office:value="48000" table:formula="of:=[.C14]*[.B14]" table:style-name="ce3">
            <text:p>$48,0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inza amperimétrica Dt266 Ac</text:p>
          </table:table-cell>
          <table:table-cell office:value-type="float" office:value="1" table:style-name="ce1">
            <text:p>1</text:p>
          </table:table-cell>
          <table:table-cell office:value-type="currency" office:value="28900" table:style-name="ce3">
            <text:p>$28,900.00</text:p>
          </table:table-cell>
          <table:table-cell office:value-type="currency" office:value="28900" table:formula="of:=[.C15]*[.B15]" table:style-name="ce3">
            <text:p>$28,900.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26LS32</text:p>
          </table:table-cell>
          <table:table-cell office:value-type="float" office:value="2" table:style-name="ce1">
            <text:p>2</text:p>
          </table:table-cell>
          <table:table-cell office:value-type="currency" office:value="8500" table:style-name="ce3">
            <text:p>$8,500.00</text:p>
          </table:table-cell>
          <table:table-cell office:value-type="currency" office:value="17000" table:formula="of:=[.C16]*[.B16]" table:style-name="ce3">
            <text:p>$17,000.00</text:p>
          </table:table-cell>
          <table:table-cell office:value-type="string" table:style-name="ce1">
            <text:p>Texas Instrument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quela universal 70mmx50mm</text:p>
          </table:table-cell>
          <table:table-cell office:value-type="float" office:value="10" table:style-name="ce1">
            <text:p>10</text:p>
          </table:table-cell>
          <table:table-cell office:value-type="currency" office:value="1199" table:style-name="ce3">
            <text:p>$1,199.00</text:p>
          </table:table-cell>
          <table:table-cell office:value-type="currency" office:value="11990" table:formula="of:=[.C17]*[.B17]" table:style-name="ce3">
            <text:p>$11,99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pacitor electrolitico 2.7V 100 f</text:p>
          </table:table-cell>
          <table:table-cell office:value-type="float" office:value="5" table:style-name="ce1">
            <text:p>5</text:p>
          </table:table-cell>
          <table:table-cell office:value-type="currency" office:value="25990" table:style-name="ce3">
            <text:p>$25,990.00</text:p>
          </table:table-cell>
          <table:table-cell office:value-type="currency" office:value="129950" table:formula="of:=[.C18]*[.B18]" table:style-name="ce3">
            <text:p>$129,95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pacitor electrolitico 2.7V 10 uf</text:p>
          </table:table-cell>
          <table:table-cell office:value-type="float" office:value="25" table:style-name="ce1">
            <text:p>25</text:p>
          </table:table-cell>
          <table:table-cell office:value-type="currency" office:value="6000" table:style-name="ce3">
            <text:p>$6,000.00</text:p>
          </table:table-cell>
          <table:table-cell office:value-type="currency" office:value="150000" table:formula="of:=[.C19]*[.B19]" table:style-name="ce3">
            <text:p>$150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odos Barrea Schottky15a 45v</text:p>
          </table:table-cell>
          <table:table-cell office:value-type="float" office:value="20" table:style-name="ce1">
            <text:p>20</text:p>
          </table:table-cell>
          <table:table-cell office:value-type="currency" office:value="1350" table:style-name="ce3">
            <text:p>$1,350.00</text:p>
          </table:table-cell>
          <table:table-cell office:value-type="currency" office:value="27000" table:formula="of:=[.C20]*[.B20]" table:style-name="ce3">
            <text:p>$27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C/A4988 CNC Shield</text:p>
          </table:table-cell>
          <table:table-cell office:value-type="float" office:value="5" table:style-name="ce1">
            <text:p>5</text:p>
          </table:table-cell>
          <table:table-cell office:value-type="currency" office:value="24525" table:style-name="ce3">
            <text:p>$24,525.00</text:p>
          </table:table-cell>
          <table:table-cell office:value-type="currency" office:value="122625" table:formula="of:=[.C21]*[.B21]" table:style-name="ce3">
            <text:p>$122,625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lex 43045-1212</text:p>
          </table:table-cell>
          <table:table-cell office:value-type="float" office:value="4" table:style-name="ce1">
            <text:p>4</text:p>
          </table:table-cell>
          <table:table-cell office:value-type="currency" office:value="8549.1229999999996" table:formula="of:=2.53*[.H2]" table:style-name="ce3">
            <text:p>$8,549.12</text:p>
          </table:table-cell>
          <table:table-cell office:value-type="currency" office:value="34196.491999999998" table:formula="of:=[.C22]*[.B22]" table:style-name="ce3">
            <text:p>$34,196.49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PS5430 Dual power supply</text:p>
          </table:table-cell>
          <table:table-cell office:value-type="float" office:value="3" table:style-name="ce1">
            <text:p>3</text:p>
          </table:table-cell>
          <table:table-cell office:value-type="currency" office:value="37305.263999999996" table:formula="of:=11.04*[.H2]" table:style-name="ce3">
            <text:p>$37,305.26</text:p>
          </table:table-cell>
          <table:table-cell office:value-type="currency" office:value="111915.79199999999" table:formula="of:=[.C23]*[.B23]" table:style-name="ce3">
            <text:p>$111,915.79</text:p>
          </table:table-cell>
          <table:table-cell office:value-type="string" table:style-name="ce1">
            <text:p>Aliexpre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nte protoboard Mini USB Ams1117</text:p>
          </table:table-cell>
          <table:table-cell office:value-type="float" office:value="2" table:style-name="ce1">
            <text:p>2</text:p>
          </table:table-cell>
          <table:table-cell office:value-type="currency" office:value="5500" table:style-name="ce3">
            <text:p>$5,500.00</text:p>
          </table:table-cell>
          <table:table-cell office:value-type="currency" office:value="11000" table:formula="of:=[.C24]*[.B24]" table:style-name="ce3">
            <text:p>$11,0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toboard de 640 puntos 175x65x10 mm</text:p>
          </table:table-cell>
          <table:table-cell office:value-type="float" office:value="5" table:style-name="ce1">
            <text:p>5</text:p>
          </table:table-cell>
          <table:table-cell office:value-type="currency" office:value="10500" table:style-name="ce3">
            <text:p>$10,500.00</text:p>
          </table:table-cell>
          <table:table-cell office:value-type="currency" office:value="52500" table:formula="of:=[.C25]*[.B25]" table:style-name="ce3">
            <text:p>$52,5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M32F303</text:p>
          </table:table-cell>
          <table:table-cell office:value-type="float" office:value="2" table:style-name="ce1">
            <text:p>2</text:p>
          </table:table-cell>
          <table:table-cell office:value-type="currency" office:value="22335.850999999999" table:formula="of:=6.61*[.H2]" table:style-name="ce3">
            <text:p>$22,335.85</text:p>
          </table:table-cell>
          <table:table-cell office:value-type="currency" office:value="44671.701999999997" table:formula="of:=[.C26]*[.B26]" table:style-name="ce3">
            <text:p>$44,671.70</text:p>
          </table:table-cell>
          <table:table-cell office:value-type="string" table:style-name="ce1">
            <text:p>Digi-K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duino UNO</text:p>
          </table:table-cell>
          <table:table-cell office:value-type="float" office:value="2" table:style-name="ce1">
            <text:p>2</text:p>
          </table:table-cell>
          <table:table-cell office:value-type="currency" office:value="17900" table:style-name="ce3">
            <text:p>$17,900.00</text:p>
          </table:table-cell>
          <table:table-cell office:value-type="currency" office:value="35800" table:formula="of:=[.C27]*[.B27]" table:style-name="ce3">
            <text:p>$35,800.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um1201</text:p>
          </table:table-cell>
          <table:table-cell office:value-type="float" office:value="3" table:style-name="ce1">
            <text:p>3</text:p>
          </table:table-cell>
          <table:table-cell office:value-type="currency" office:value="1000" table:style-name="ce3">
            <text:p>$1,000.00</text:p>
          </table:table-cell>
          <table:table-cell office:value-type="currency" office:value="3000" table:formula="of:=[.C28]*[.B28]" table:style-name="ce3">
            <text:p>$3,000.00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ia Github</text:p>
          </table:table-cell>
          <table:table-cell office:value-type="float" office:value="12" table:style-name="ce1">
            <text:p>12</text:p>
          </table:table-cell>
          <table:table-cell office:value-type="currency" office:value="23653.7" table:formula="of:=[.H2]*7" table:style-name="ce3">
            <text:p>$23,653.70</text:p>
          </table:table-cell>
          <table:table-cell office:value-type="currency" office:value="283844.40000000002" table:formula="of:=[.C29]*[.B29]" table:style-name="ce3">
            <text:p>$283,844.40</text:p>
          </table:table-cell>
          <table:table-cell office:value-type="string" table:style-name="ce1">
            <text:p>Github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office:value-type="currency" office:value="0" table:formula="of:=[.C30]*[.B30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3"/>
          <table:table-cell office:value-type="currency" office:value="0" table:formula="of:=[.C31]*[.B31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3"/>
          <table:table-cell office:value-type="currency" office:value="0" table:formula="of:=[.C32]*[.B32]" table:style-name="ce3">
            <text:p>$0.00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currency" office:value="0" table:formula="of:=[.C33]*[.B33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34]*[.B34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35]*[.B35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36]*[.B36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37]*[.B37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38]*[.B38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39]*[.B39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40]*[.B40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41]*[.B41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42]*[.B42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43]*[.B43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44]*[.B44]" table:style-name="ce3">
            <text:p>$0.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currency" office:value="0" table:formula="of:=[.C45]*[.B45]" table:style-name="ce3">
            <text:p>$0.00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juan david argüello plata</dc:creator>
    <meta:creation-date>2019-08-21T15:30:51Z</meta:creation-date>
    <dc:date>2019-08-22T12:36:46Z</dc:date>
    <meta:editing-cycles>12</meta:editing-cycles>
    <meta:editing-duration>PT3517S</meta:editing-duration>
  </office:meta>
</office:document-meta>
</file>